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104.1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8mm"/>
    </style:style>
    <style:style style:name="co8" style:family="table-column">
      <style:table-column-properties fo:break-before="auto" style:column-width="47.47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3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9" office:value-type="string" calcext:value-type="string">
            <text:p>Provincia</text:p>
          </table:table-cell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Localidad</text:p>
          </table:table-cell>
          <table:table-cell/>
          <table:table-cell table:style-name="ce10" office:value-type="string" calcext:value-type="string">
            <text:p><text:a xlink:href="https://www.citypopulation.de/Argentina_s.html" xlink:type="simple">https://www.citypopulation.de/Argentina_s.html</text:a></text:p>
          </table:table-cell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7 de Abril (Siete de Abri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Ach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Aguil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Aldere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Alpachi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Alto Ve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Amaicha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Arca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Atah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Banda del Río Sal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Barrio Casa Ros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El Cr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Lomas de Taf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Mutual San Mart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Parada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Barrio San Fel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Barrio San Jo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Barrio San José 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Barrio San Ro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Barrio U.T.A.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Bella V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Campo de Herr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Capitán Cáce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Choro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Colalao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Colomb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Colonia Mayo - Barrio La Milag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Concep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Delfín G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Diagonal Norte (- Luz y Fuerza - Los Pocitos - Villa Nueva Itali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El Brac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El Cadill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El Chañ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El Mana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del Valle</text:p>
          </table:table-cell>
          <table:table-cell office:value-type="string" calcext:value-type="string">
            <text:p>El Mol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El Naran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Estación Ará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Famail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Garme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Gran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Ilt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Famaillá</text:p>
          </table:table-cell>
          <table:table-cell office:value-type="string" calcext:value-type="string">
            <text:p>Ingenio Fronte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Ingenio San Pab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Juan Bautista Alber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La Co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La Flor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Lamad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La Ram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ules</text:p>
          </table:table-cell>
          <table:table-cell office:value-type="string" calcext:value-type="string">
            <text:p>La Reduc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Las Ce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La 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Los Pues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Los Ra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Los Sar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Lu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Maco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Manuel García Fernán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hicligasta</text:p>
          </table:table-cell>
          <table:table-cell office:value-type="string" calcext:value-type="string">
            <text:p>Med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Monteag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Mont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Nueva Trini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Pac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Pala P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Piedrabu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Pueblo Independencia (Santa Rosa y Los Roj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Ranchil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Río Ch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Río Co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Río S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San Andr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a Cocha</text:p>
          </table:table-cell>
          <table:table-cell office:value-type="string" calcext:value-type="string">
            <text:p>San José de La Co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 Miguel de Tucumán (Est. Tucumá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San Pedro de Colal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Santa 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Santa C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Santa Luc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Santa Rosa de Le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Sargento M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Sim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Soldado Maldon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Graneros</text:p>
          </table:table-cell>
          <table:table-cell office:value-type="string" calcext:value-type="string">
            <text:p>Taco R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Tafí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table:number-columns-repeated="2" office:value-type="string" calcext:value-type="string">
            <text:p>Tafí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Teniente Berd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Juan Bautista Alberdi</text:p>
          </table:table-cell>
          <table:table-cell office:value-type="string" calcext:value-type="string">
            <text:p>Villa Belgr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Villa Benjamín Ará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Villa Burruyac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Villa Carmela (Cebil Redond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Simoca</text:p>
          </table:table-cell>
          <table:table-cell office:value-type="string" calcext:value-type="string">
            <text:p>Villa Chicli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Río Chico</text:p>
          </table:table-cell>
          <table:table-cell office:value-type="string" calcext:value-type="string">
            <text:p>Villa Clodomiro Hilere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Villa de Le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rancas</text:p>
          </table:table-cell>
          <table:table-cell office:value-type="string" calcext:value-type="string">
            <text:p>Villa de Tran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Leales</text:p>
          </table:table-cell>
          <table:table-cell office:value-type="string" calcext:value-type="string">
            <text:p>Villa Fiad (- Ingenio Leal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Villa Las Fl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Tafí Viejo</text:p>
          </table:table-cell>
          <table:table-cell office:value-type="string" calcext:value-type="string">
            <text:p>Villa Mariano Moreno (- El Colmen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Burruyacú</text:p>
          </table:table-cell>
          <table:table-cell office:value-type="string" calcext:value-type="string">
            <text:p>Villa Padre Mo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Villa Quint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umán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Yerba Buena (- Marcos Paz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Aco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Agua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Aguas Blan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Alto de la Si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Ampasca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Angast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Animan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Ant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Apolinario Sara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to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Barrio Finca la Ma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Barrio la Roto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Barrio Santa Teres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Cabra Cor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a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afay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mpamento Vespu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mpichue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mpo Du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Campo La C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Campo Quij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Campo Sa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piaz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Capitán Juan Pag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arb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eiba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entro 25 de Ju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erril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Chico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Cob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Poma</text:p>
          </table:table-cell>
          <table:table-cell office:value-type="string" calcext:value-type="string">
            <text:p>Cob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Colonia Santa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Copo Qu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Coronel Corn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Coronel Juan So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Coronel Mol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oronel Mollin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Coronel Oll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Drag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El Barr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Güemes</text:p>
          </table:table-cell>
          <table:table-cell office:value-type="string" calcext:value-type="string">
            <text:p>El Bo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hicoana</text:p>
          </table:table-cell>
          <table:table-cell office:value-type="string" calcext:value-type="string">
            <text:p>El Car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El Galp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El Jard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El Naran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El Potrero (Apeadero Cochabamb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El Quebra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El Taba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Candelaria</text:p>
          </table:table-cell>
          <table:table-cell office:value-type="string" calcext:value-type="string">
            <text:p>El Ta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El Tu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Embarc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Ga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General Ballivi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General Gü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General Mosc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General Piz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Guachi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Hic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Hipólito Yrigo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Hito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Ir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Isla de Cañ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Joaquín V. Gonzál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Cald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Candel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a Ciénaga y Barrio San Rafa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La Mer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La Merced del Enc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P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La Pu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as Co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erma</text:p>
          </table:table-cell>
          <table:table-cell office:value-type="string" calcext:value-type="string">
            <text:p>La Sil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Las Laj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La Un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La Viñ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Los Blan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Los Tol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Luis Bur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Lumbre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Macap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Metán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Misión Chaqueñ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Misión El Cruce (- El Milagro - El Jardín de San Martí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Misión Kilómetro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Moli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Nazar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Nuestra Señora de Talav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Olacap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ac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adre Loz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Payo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Picha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Piquete Cab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iquir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Pluma de P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Posca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Profesor Salvador Maz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Iruya</text:p>
          </table:table-cell>
          <table:table-cell office:value-type="string" calcext:value-type="string">
            <text:p>Pueblo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Río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Río Pied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Rivada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Rosario de la Front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Rosario de Le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San Agust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n Antonio de los Cob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San Car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osario de la Frontera</text:p>
          </table:table-cell>
          <table:table-cell office:value-type="string" calcext:value-type="string">
            <text:p>San Fel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n José de Met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etán</text:p>
          </table:table-cell>
          <table:table-cell office:value-type="string" calcext:value-type="string">
            <text:p>San José de Orquer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nta Victoria</text:p>
          </table:table-cell>
          <table:table-cell office:value-type="string" calcext:value-type="string">
            <text:p>San Mar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San Ramón de la Nueva O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a Mar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a R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Santa Rosa de los Pastos Gran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table:number-columns-repeated="2" office:value-type="string" calcext:value-type="string">
            <text:p>Santa Vic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anta Victoria 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Molinos</text:p>
          </table:table-cell>
          <table:table-cell office:value-type="string" calcext:value-type="string">
            <text:p>Seclantá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Viña</text:p>
          </table:table-cell>
          <table:table-cell office:value-type="string" calcext:value-type="string">
            <text:p>Talapa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Tartag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Tobantir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os Andes</text:p>
          </table:table-cell>
          <table:table-cell office:value-type="string" calcext:value-type="string">
            <text:p>Tolar 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Anta</text:p>
          </table:table-cell>
          <table:table-cell office:value-type="string" calcext:value-type="string">
            <text:p>Tollo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Tolombó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Tranqu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Orán</text:p>
          </table:table-cell>
          <table:table-cell office:value-type="string" calcext:value-type="string">
            <text:p>Urun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La Caldera</text:p>
          </table:table-cell>
          <table:table-cell office:value-type="string" calcext:value-type="string">
            <text:p>Vaqu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errillos</text:p>
          </table:table-cell>
          <table:table-cell office:value-type="string" calcext:value-type="string">
            <text:p>Villa Los Álamos (- El Congreso - Las Tun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Villa San Lore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General José de San Martín</text:p>
          </table:table-cell>
          <table:table-cell office:value-type="string" calcext:value-type="string">
            <text:p>Yac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Adolfo E. Carra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Alijil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Amad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Ama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Ancas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Andalga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Andalhua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Anill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Anquinci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Antin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Antofagasta de la Si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Antofa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Apoy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Balde de la Pu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Bañado de Ova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Banda de Luc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Barranca L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Belé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Capay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Casa de Pied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aspich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tamarca (San Fernando del Valle de Catamarc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erro Ne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Chañar Pu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haqui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Ch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huchucaru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humb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ol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Colla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lonia del 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lonia Nueva Con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Co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Col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ncep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óndor Hua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Con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opacab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ordob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Corral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Costa de Re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El Ala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El A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Ayb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El Bañ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Bañ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El Bols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El Ca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El Desmo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Divisa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El Dura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El Lin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El Pajonal (Est. Pomá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Pantani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El Peñ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El Portezue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El Potr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El Pueb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El Pu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El Pu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l Quim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El Ro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El Ros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El Sal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Esqui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Famatan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Farallón Ne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Fiambal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Fuerte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Guayam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Hualf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Huayc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Huayc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Huillap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Icañ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Infanz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Jacipu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Joy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dalgalá</text:p>
          </table:table-cell>
          <table:table-cell office:value-type="string" calcext:value-type="string">
            <text:p>La Agu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Baj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La Candel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 Do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 Guar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Hig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a Hoy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a 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casti</text:p>
          </table:table-cell>
          <table:table-cell office:value-type="string" calcext:value-type="string">
            <text:p>La Maj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Mer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a Pue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a Punt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Las Cañ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as Chac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s Esquin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as Jun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as Jun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s La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as Mojarr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Las Pal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Las Te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La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La Viñ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ond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Loro Hua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Los Al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Los Ánge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Los Balver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os Castil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Los Cor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ntofagasta de la Sierra</text:p>
          </table:table-cell>
          <table:table-cell office:value-type="string" calcext:value-type="string">
            <text:p>Los Naci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Los Nacimie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os Ta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Los Var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Manant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Medani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Mirafl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Monte Potr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Mutqu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Palo Bla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Palo Lab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Pom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Pomancillo 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Pomancillo Oe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Puerta de Corral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Puerta de San Jo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Punta de Bala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Punta del 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Quiró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Rambl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Rec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Rinc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San An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San An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San Isi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San Jo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San Jos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San Mart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San Mig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San Pab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Capayán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San Pedro (San Pedro de Guasayá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Valle Viejo</text:p>
          </table:table-cell>
          <table:table-cell office:value-type="string" calcext:value-type="string">
            <text:p>Santa C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Santa Mar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Sauj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Sauj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omán</text:p>
          </table:table-cell>
          <table:table-cell office:value-type="string" calcext:value-type="string">
            <text:p>Sij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Ambato</text:p>
          </table:table-cell>
          <table:table-cell office:value-type="string" calcext:value-type="string">
            <text:p>Singu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Ta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Tat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table:number-columns-repeated="2" office:value-type="string" calcext:value-type="string">
            <text:p>Tinoga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El Alto</text:p>
          </table:table-cell>
          <table:table-cell office:value-type="string" calcext:value-type="string">
            <text:p>Vilism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Paclín</text:p>
          </table:table-cell>
          <table:table-cell office:value-type="string" calcext:value-type="string">
            <text:p>Villa de Balco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Fray Mamerto Esquiú</text:p>
          </table:table-cell>
          <table:table-cell office:value-type="string" calcext:value-type="string">
            <text:p>Villa Las Pirqu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Villa 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ía</text:p>
          </table:table-cell>
          <table:table-cell office:value-type="string" calcext:value-type="string">
            <text:p>Y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Abra Gra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ero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Alhuamp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Añat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Ancaj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Antaj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Ard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Arg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Árra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Averí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Band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Bandera Baj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Belt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Brea P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Campo G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Cañada Esco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Cas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Caspi Cor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Chañar Pozo de A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Chauchil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Chaupi P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Chilca Juli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table:number-columns-repeated="2" office:value-type="string" calcext:value-type="string">
            <text:p>Ch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Clodom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Colonia Alp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Colonia D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Colonia El Simbo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Colonia San Ju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Colonia Ti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Coronel Manuel L. 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Cuatro Boc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Dona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El 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Are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Boba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El Cabur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Char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El Char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El Colo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El Cruc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El Cuad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De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Mo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El Mo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El Rinc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El Sau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El Zanj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Estación Atamis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Estación La Pu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Estación Ro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Estación Tabo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Estación Tacañ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Fernán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Fortín In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Frí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rmiento</text:p>
          </table:table-cell>
          <table:table-cell office:value-type="string" calcext:value-type="string">
            <text:p>Gar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Gram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Grami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elgrano</text:p>
          </table:table-cell>
          <table:table-cell office:value-type="string" calcext:value-type="string">
            <text:p>Guardia Esco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H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Hernán Mejía Mira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Herr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Huyama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Icañ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Ingeniero Forres (Est. Chaguar Punc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Isca Ya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Isca Yacu Sema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Kilómetro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a Aur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a B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La Cañ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a Dárs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La Firme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La Invern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La N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La Nueva Do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Lapr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Las Delic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Las Tinaj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Lav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Libert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Lilo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Los Cardoz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Los Jurí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Los Mir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Los Núñ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Los Pirpin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os Quir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Los S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Los Tel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Los Ti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Lug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Malbrá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Mansu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aqu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Mat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Medell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Miner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Monte Quem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Mor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Nueva Espera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Nueva Espera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Nueva Fra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Palo Neg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Pampa de los Guana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Pat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Pozo Betbe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Pozo H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Pozuel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Pueblo Pablo Torelo (Est. Otump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Puesto de San Anto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Quimil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Ramírez de Vela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Rape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Real Say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Rodeo de Va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Rov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cháy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San José del Boquer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uasayán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San Ped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a Marí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Santiago del Est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Pellegrini</text:p>
          </table:table-cell>
          <table:table-cell office:value-type="string" calcext:value-type="string">
            <text:p>Santo Dom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lberdi</text:p>
          </table:table-cell>
          <table:table-cell office:value-type="string" calcext:value-type="string">
            <text:p>Santos Luga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ivadavia</text:p>
          </table:table-cell>
          <table:table-cell office:value-type="string" calcext:value-type="string">
            <text:p>Sel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i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Simbo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Sol de Ju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Sumam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umam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Quebrachos</text:p>
          </table:table-cell>
          <table:table-cell office:value-type="string" calcext:value-type="string">
            <text:p>Sumampa Vi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Suncho Cor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Ta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Termas de Río H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Ti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General Taboada</text:p>
          </table:table-cell>
          <table:table-cell office:value-type="string" calcext:value-type="string">
            <text:p>Tomás Yo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Tramo 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Banda</text:p>
          </table:table-cell>
          <table:table-cell office:value-type="string" calcext:value-type="string">
            <text:p>Tramo 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opo</text:p>
          </table:table-cell>
          <table:table-cell office:value-type="string" calcext:value-type="string">
            <text:p>Uruta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Vaca Huañ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Vile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tamisqui</text:p>
          </table:table-cell>
          <table:table-cell office:value-type="string" calcext:value-type="string">
            <text:p>Villa Atamis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Villa Figuer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Villa General Mitre (Est. Pin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lla Gimén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hoya</text:p>
          </table:table-cell>
          <table:table-cell office:value-type="string" calcext:value-type="string">
            <text:p>Villa La Pu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Avellaneda</text:p>
          </table:table-cell>
          <table:table-cell office:value-type="string" calcext:value-type="string">
            <text:p>Villa Mailí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n Martín</text:p>
          </table:table-cell>
          <table:table-cell office:value-type="string" calcext:value-type="string">
            <text:p>Villa Nu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Ojo de Agua</text:p>
          </table:table-cell>
          <table:table-cell office:value-type="string" calcext:value-type="string">
            <text:p>Villa Ojo de A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lla Río H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alavina</text:p>
          </table:table-cell>
          <table:table-cell office:value-type="string" calcext:value-type="string">
            <text:p>Villa Salavin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Loreto</text:p>
          </table:table-cell>
          <table:table-cell office:value-type="string" calcext:value-type="string">
            <text:p>Villa San Martín (Est. Lore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Silípica</text:p>
          </table:table-cell>
          <table:table-cell office:value-type="string" calcext:value-type="string">
            <text:p>Villa Silíp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lla Turística del Emb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itre</text:p>
          </table:table-cell>
          <table:table-cell office:value-type="string" calcext:value-type="string">
            <text:p>Villa Un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obles</text:p>
          </table:table-cell>
          <table:table-cell office:value-type="string" calcext:value-type="string">
            <text:p>Vil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Río Hondo</text:p>
          </table:table-cell>
          <table:table-cell office:value-type="string" calcext:value-type="string">
            <text:p>Vinar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Vuelta de la Barran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Weisbu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Ya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Juan F. Ibarra</text:p>
          </table:table-cell>
          <table:table-cell office:value-type="string" calcext:value-type="string">
            <text:p>Yuchán</text:p>
          </table:table-cell>
          <table:table-cell table:number-columns-repeated="2"/>
        </table:table-row>
      </table:table>
      <table:table table:name="Provi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pa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cumá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tiago del Est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tamarc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epartamento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provi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rruyac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liga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z 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maill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n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an Bautista Alber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 Co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t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ío Ch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mo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fí del Va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fí Vi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nc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rba 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ui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ber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tamisq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llane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n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gra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pit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oy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p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iguero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neral Tabo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uasayá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imén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an F. Ibar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re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i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ore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jo de Agu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llegri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brach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ío Hon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ivadav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b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av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n Martí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rmien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ilípi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n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ch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fay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erril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co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neral Güe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neral José de San Martí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uachip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ruy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 Calde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 Candela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 Po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 Viñ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os An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etá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olin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rá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ivadav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sario de la Fronte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osario de Ler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 Carl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nta Victo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mba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ncast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ndalgal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ntofagasta de la Sierr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elé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pay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pi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l Al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ray Mamerto Esquiú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 Pa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clí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om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nta Marí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nta 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inogas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lle Viejo</text:p>
          </table:table-cell>
          <table:table-cell office:value-type="float" office:value="4" calcext:value-type="float">
            <text:p>4</text:p>
          </table:table-cell>
        </table:table-row>
      </table:table>
      <table:table table:name="Localidad" table:style-name="ta1">
        <office:forms form:automatic-focus="false" form:apply-design-mode="false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departame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 de Abril (Siete de Abril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 San Jo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Chañ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 Naran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me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Ra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comi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edra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lla Benjamín Ará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lla Burruyac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lla Padre Mon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Miguel de Tucumán (Est. Tucumán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pachi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to Verd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ca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rrio San Ro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cep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lti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 Trinida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edin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dere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anda del Río Salí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lomb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lonia Mayo - Barrio La Milagros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lfín Ga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 Brach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a Florid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s Cej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s Ral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cará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nchill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André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rrio Casa Rosad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mpo de Herrer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amaillá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genio Fronteri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anero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amadr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co Ra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uan Bautista Alberd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illa Belgran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a Coch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n José de La Coch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lla Vis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tación Aráo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s Puest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nuel García Fernánde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la Pal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ío Colorad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nta Rosa de 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illa de 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illa Fiad (- Ingenio Leales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rrio San Feli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 Mananti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ngenio San Pabl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a Reducc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u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her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pitán Cáce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onter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ueblo Independencia (Santa Rosa y Los Rojo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ío Sec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nta Lucí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rgento Moy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ldado Maldonad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iente Berdin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illa Quinter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guilar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s Sarmiento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ío Chi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nta A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illa Clodomiro Hilere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tahon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nteagud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ueva Trinidad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anta Cruz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moc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illa Chicligast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maicha del Va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lalao del Va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l Moll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afí del Val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arrio El Cruc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arrio Lomas de Tafí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arrio Mutual San Martí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arrio Parada 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rrio U.T.A. I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agonal Norte (- Luz y Fuerza - Los Pocitos - Villa Nueva Italia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l Cadilla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afí Viej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illa Las Flo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illa Mariano Moreno (- El Colmenar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oromor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n Pedro de Colala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lla de Tranca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rrio San José III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illa Carmela (Cebil Redondo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Yerba Buena (- Marcos Paz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rgentin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sar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brá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illa General Mitre (Est. Pinto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mpo Gall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ronel Manuel L. Ric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nade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cháyoj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ntos Lugar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stación Atamisqu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dellí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illa Atamisqu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olonia Dor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errer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cañ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ugone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eal Sayan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illa Mailí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bra Grand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tajé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dil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ñada Escob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aupi Pozo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lodomi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uyamamp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a Auror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 Band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a Dársen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os Quirog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os Sori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imbol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amo 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ramo 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ander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uatro Boc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ortín Inc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uardia Escolt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l Deá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l Mojó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l Zanjó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os Cardozo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c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aquit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oral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uesto de San Antoni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an Pedr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nta Marí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ntiago del Ester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uelta de la Barranc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Yand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cajá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hoy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stación La Pun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ría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aprid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n Pedr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aps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illa La Punt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l Caburé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a Firmez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os Pirpint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os Tigre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nte Quemad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ueva Esperanz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mpa de los Guanaco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n José del Boqueró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rutaú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andera Baj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spi Corr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lonia San Ju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El Crucer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Kilómetro 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 Cañ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a Invernad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inerv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aca Huañun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illa Figuero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ñatuy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vería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stación Tacañita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a Nen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os Juríes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omás You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avall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an Pedro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l Aren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l Bobad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l Charc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El Rincó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amill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sca Yacu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sca Yacu Semau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ozo Hond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n Pedro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El Colorad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El Cuadrad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tará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uncho Corra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ilela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Yuchá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illa San Martín (Est. Loreto)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illa Unió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erolit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lhuamp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as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ernán Mejía Miraval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as Tinaj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iberta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ilo Viej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ta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ueblo Pablo Torelo (Est. Otumpa)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Quimilí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Roversi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intin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Weisbur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l 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ol de Julio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illa Ojo de Agu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El Mojó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s Delicia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ueva Esperanz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ozo Betbed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Rapelli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anto Domingo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amírez de Velazc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umamp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umampa Viejo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hañar Pozo de Abaj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auchilla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lonia Tinc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El Charc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l Sauzal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amill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La Nueva Donos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os Mirand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os Núñe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ansup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ozuelo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Rodeo de Valde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ermas de Río Hond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illa Giménez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illa Río Hondo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illa Turística del Embals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inará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olonia Alpin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alo Negro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elv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eltrá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olonia El Simbola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Fernández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ngeniero Forres (Est. Chaguar Punco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ilm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hilca Julian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os Telare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illa Salavina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rea Pozo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stación Roble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tación Taboad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illa Nuev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arza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Árrag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ueva Franci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imbol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umama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illa Silípic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polinario Saravi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eibalit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entro 25 de Juni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oronel Mollined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onel Ollero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l Quebracha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aon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eneral Pizarr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Joaquín V. González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Las Lajita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uis Burel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acapill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uestra Señora de Talaver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iquete Cabado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ío del Vall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olloch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chi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ayogast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fayat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olombóm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toch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a Ciénaga y Barrio San Rafael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as Costa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alt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lla San Lorenzo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errillos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La Merced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an Agustí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illa Los Álamos (- El Congreso - Las Tunas)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Barrio Finca la Marom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arrio la Rotond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arrio Santa Teresit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ico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El Carr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mpo Sant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obo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El Bordo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eneral Güeme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guaray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mpamento Vespuci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mpichuel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mpo Durá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piazut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rboncit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oronel Cornej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ragon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Embarcació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eneral Balliviá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eneral Moscon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ickma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sión Chaqueñ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isión El Cruce (- El Milagro - El Jardín de San Martín)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sión Kilómetro 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acará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adre Lozano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iquirend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rofesor Salvador Mazz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artagal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obantirend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ranquit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Yacuy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uachip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ruy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sla de Caña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ueblo Viejo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 Calder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aquero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l Jardí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l Tal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La Candelar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obre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a Pom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mpascachi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bra Corra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oronel Moldes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a Viñ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alapamp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Olacapat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an Antonio de los Cobr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anta Rosa de los Pastos Grand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olar Grand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l Galpó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l Tunal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Lumbrera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etán Viej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Río Piedra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an José de Metá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n José de Orquera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a Puert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olino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clantás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guas Blanca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olonia Santa Ros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l Tabaca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ipólito Yrigoye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ichana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an Ramón de la Nueva Orán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Urundel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to de la Sierr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pitán Juan Pagé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oronel Juan Solá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ito 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La Unión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os Blanco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luma de Pat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ivadavi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anta Marí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Santa Ros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anta Victoria Est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ntill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opo Quil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l Naranj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l Potrero (Apeadero Cochabamba)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osario de la Fronter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an Felip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mpo Quijan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 Merced del Encó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 Sillet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osario de Lerm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ngastaco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nimaná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l Barria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an Carlo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coyt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mpo La Cruz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Los Toldo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Nazareno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oscay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San Marco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anta Victor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uchucaruan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olpe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El Bolsó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l Rodeo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uaycam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a Puert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s Chacrit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as Junt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os Castillo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os Tal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os Varel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inguil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ncasti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nquincil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a Candelari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a Majada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mana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ndalgalá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aquiag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oy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El Alamit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l Linder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l Potrero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a Aguad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ntofagasta de la Sierr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ntofall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l Peñó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Los Nacimiento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arranca Larg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elé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óndor Huasi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orral Quemad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l Durazn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Farallón Negr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ualfín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acipunc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 Puntilla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as Junta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ondre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Los Nacimientos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uerta de Corral Quemado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uerta de San José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illa Vil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dolfo E. Carranz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alde de la Punt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payá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umbich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olonia del Vall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olonia Nueva Conet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pció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onet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l Bañad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Huillapim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os Ángel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iraflore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an Martí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an Pabl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an Pedr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tamarca (San Fernando del Valle de Catamarca)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l Pantanillo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l Alto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uayamb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nfanzó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os Corral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apso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ilismá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ollagast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omancillo Es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omancillo Oest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an José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illa Las Pirquitas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sa de Piedr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 Aybal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El Bañad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l Divisader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l Quimil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squiú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Icañ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La Dorad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La Guardia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as Esquina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as Palmita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Quiró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amblone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ecre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San Antoni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madore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l Rosari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a Bajad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La Higuer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La Merce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a Viñ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Las Lajas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onte Potrer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alo Labrad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an Antonio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Villa de Balcozn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poyac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olana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olp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l Pajonal (Est. Pomán)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Joyang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utquí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Pomá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incó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an Migue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auji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ijá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dalhualá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spichang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hañar Punc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l Cajó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l Desmont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l Puest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amatanc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Fuerte Quemad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a Hoyad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La Lom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Las Mojarra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oro Huasi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unta de Balasto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an José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anta Marí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Yap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lijilán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añado de Ovant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Las Caña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avall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os Alto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anantiale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an Pedro (San Pedro de Guasayán)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nillac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Antinac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anda de Lucer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erro Negr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opacaban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ordobit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osta de Reye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l Pueblit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El Puest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El Salad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Fiambalá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os Balverdi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danitos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alo Blanc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unta del Agu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auji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atón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inogast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l Portezuelo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Huaycam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as Teja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an Isidro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anta Cruz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  <table:database-ranges>
        <table:database-range table:name="__Anonymous_Sheet_DB__1" table:target-range-address="Provincia.A1:Provincia.B5">
          <table:sort>
            <table:sort-by table:field-number="0" table:data-type="automatic"/>
          </table:sort>
        </table:database-range>
        <table:database-range table:name="__Anonymous_Sheet_DB__2" table:target-range-address="Departamento.A1:Departamento.B84">
          <table:sort>
            <table:sort-by table:field-number="0" table:data-type="automatic"/>
          </table:sort>
        </table:database-range>
        <table:database-range table:name="__Anonymous_Sheet_DB__3" table:target-range-address="Localidad.A1:Localidad.A54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1:49:28.1433162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1:51:55.311453473</meta:creation-date>
    <dc:date>2020-07-27T11:50:27.414194870</dc:date>
    <meta:editing-duration>PT19M57S</meta:editing-duration>
    <meta:editing-cycles>8</meta:editing-cycles>
    <meta:generator>LibreOffice/6.0.7.3$Linux_X86_64 LibreOffice_project/00m0$Build-3</meta:generator>
    <meta:document-statistic meta:table-count="4" meta:cell-count="3556" meta:object-count="0"/>
  </office:meta>
</office:document-meta>
</file>